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B219B118DC36079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46cm, 2.268cm, 19.548cm, 5.3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6cm" svg:height="20.7cm" svg:x="1.092cm" svg:y="2.391cm">
          <draw:image xlink:href="Pictures/10000000000005E8000007E0B219B118DC36079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27T13:40:15.982463911</dc:date>
    <meta:editing-duration>PT3M3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